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fo:font-weight="bold" officeooo:rsid="001de535" officeooo:paragraph-rsid="001de535" style:font-size-asian="18pt" style:font-weight-asian="bold" style:font-size-complex="18pt" style:font-weight-complex="bold"/>
    </style:style>
    <style:style style:name="P2" style:family="paragraph" style:parent-style-name="Standard">
      <style:text-properties fo:font-size="12pt" fo:font-weight="normal" officeooo:rsid="001de535" officeooo:paragraph-rsid="001de535" style:font-size-asian="10.5pt" style:font-weight-asian="normal" style:font-size-complex="12pt" style:font-weight-complex="normal"/>
    </style:style>
    <style:style style:name="P3" style:family="paragraph" style:parent-style-name="Standard">
      <style:text-properties fo:font-size="12pt" fo:font-weight="normal" officeooo:rsid="001ef0f3" officeooo:paragraph-rsid="001ef0f3" style:font-size-asian="10.5pt" style:font-weight-asian="normal" style:font-size-complex="12pt" style:font-weight-complex="normal"/>
    </style:style>
    <style:style style:name="P4" style:family="paragraph" style:parent-style-name="Standard">
      <style:text-properties fo:font-size="12pt" fo:font-weight="normal" officeooo:rsid="001f748a" officeooo:paragraph-rsid="001f748a" style:font-size-asian="10.5pt" style:font-weight-asian="normal" style:font-size-complex="12pt" style:font-weight-complex="normal"/>
    </style:style>
    <style:style style:name="P5" style:family="paragraph" style:parent-style-name="Standard">
      <style:text-properties fo:font-size="12pt" fo:font-style="italic" style:text-underline-style="solid" style:text-underline-width="auto" style:text-underline-color="font-color" fo:font-weight="normal" officeooo:rsid="001de535" officeooo:paragraph-rsid="001de535" style:font-size-asian="10.5pt" style:font-style-asian="italic" style:font-weight-asian="normal" style:font-size-complex="12pt" style:font-style-complex="italic" style:font-weight-complex="normal"/>
    </style:style>
    <style:style style:name="P6" style:family="paragraph" style:parent-style-name="Standard">
      <style:text-properties fo:font-size="12pt" fo:font-style="italic" style:text-underline-style="solid" style:text-underline-width="auto" style:text-underline-color="font-color" fo:font-weight="normal" officeooo:rsid="00215d05" officeooo:paragraph-rsid="00215d05"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normal" style:text-underline-style="none" fo:font-weight="normal" officeooo:rsid="00215d05" officeooo:paragraph-rsid="00215d05" style:font-size-asian="10.5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italic" style:text-underline-style="solid" style:text-underline-width="auto" style:text-underline-color="font-color" fo:font-weight="normal" officeooo:rsid="001f748a" officeooo:paragraph-rsid="001f748a" style:font-size-asian="10.5pt" style:font-style-asian="italic" style:font-weight-asian="normal" style:font-size-complex="12pt" style:font-style-complex="italic" style:font-weight-complex="normal"/>
    </style:style>
    <style:style style:name="P9" style:family="paragraph" style:parent-style-name="Standard">
      <style:text-properties style:text-line-through-style="none" style:text-line-through-type="none" fo:font-size="12pt" fo:font-style="italic" style:text-underline-style="solid" style:text-underline-width="auto" style:text-underline-color="font-color" fo:font-weight="normal" officeooo:rsid="00215d05" officeooo:paragraph-rsid="00215d05" style:font-size-asian="10.5pt" style:font-style-asian="italic" style:font-weight-asian="normal" style:font-size-complex="12pt" style:font-style-complex="italic" style:font-weight-complex="normal"/>
    </style:style>
    <style:style style:name="P10" style:family="paragraph" style:parent-style-name="Standard">
      <style:text-properties style:text-line-through-style="none" style:text-line-through-type="none" fo:font-size="12pt" fo:font-style="normal" style:text-underline-style="none" fo:font-weight="normal" officeooo:rsid="001f748a" officeooo:paragraph-rsid="001f748a"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15d05" officeooo:paragraph-rsid="00215d05"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2539dd" officeooo:paragraph-rsid="002539dd"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italic" style:text-underline-style="solid" style:text-underline-width="auto" style:text-underline-color="font-color" fo:font-weight="normal" officeooo:rsid="00215d05" officeooo:paragraph-rsid="00215d05" style:font-size-asian="10.5pt" style:font-style-asian="italic" style:font-weight-asian="normal" style:font-size-complex="12pt" style:font-style-complex="italic" style:font-weight-complex="normal"/>
    </style:style>
    <style:style style:name="P14" style:family="paragraph" style:parent-style-name="Standard">
      <style:text-properties fo:font-size="12pt" fo:font-style="italic" style:text-underline-style="solid" style:text-underline-width="auto" style:text-underline-color="font-color" fo:font-weight="normal" officeooo:rsid="002539dd" officeooo:paragraph-rsid="002539dd" style:font-size-asian="10.5pt" style:font-style-asian="italic" style:font-weight-asian="normal" style:font-size-complex="12pt" style:font-style-complex="italic" style:font-weight-complex="normal"/>
    </style:style>
    <style:style style:name="T1" style:family="text">
      <style:text-properties officeooo:rsid="001f748a"/>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TEMA 4 JAVA:</text:p>
      <text:p text:style-name="P1"/>
      <text:p text:style-name="P5">1.¿Que y como es java?</text:p>
      <text:p text:style-name="P2"/>
      <text:p text:style-name="P2">Java es un lenguaje sencillo parecido a C++ creado para solucionar problemas que otros programas de la época no solucionaban en el que se han eliminado elementos complicados y permite utilizar bibliotecas ya creadas evitando reescribir código existente.</text:p>
      <text:p text:style-name="P2"/>
      <text:p text:style-name="P2">Java es independiente del hardware ya que este pasa el código a una maquina virtual que luego traducirá a código especifico.</text:p>
      <text:p text:style-name="P2"/>
      <text:p text:style-name="P3">C++ era el lenguaje mas usado hasta la llegada de Java pero cuando los programas en C aumentaban su volumen su manejo se complicaba hasta la llegada de la <text:span text:style-name="T1">Programación</text:span> Orientada a Objetos haciendo mas sencillo todo el proceso.</text:p>
      <text:p text:style-name="P3"/>
      <text:p text:style-name="P8">1.2.Breve historia</text:p>
      <text:p text:style-name="P8"/>
      <text:p text:style-name="P10">Java surgió en 1991 cuando un grupo de ingenieros trataron de diseñar un nuevo lenguaje de programación destinado a pequeños dispositivos electrónicos.</text:p>
      <text:p text:style-name="P10"/>
      <text:p text:style-name="P10">En 1995 se dio a conocer como Java y se presento al publico como un lenguaje para computadores y paso a ser un lenguaje independiente y potente.</text:p>
      <text:p text:style-name="P10"/>
      <text:p text:style-name="P9">1.3-La POO y Java</text:p>
      <text:p text:style-name="P4"/>
      <text:p text:style-name="P4">En Java, los datos y el código (funciones o métodos) se combinan en entidades llamadas objetos. El</text:p>
      <text:p text:style-name="P4">objeto tendrá un comportamiento (su código interno) y un estado (los datos). Los objetos permiten</text:p>
      <text:p text:style-name="P4">la reutilización del código y pueden considerarse, en sí mismos, como piezas reutilizables en</text:p>
      <text:p text:style-name="P4">múltiples proyectos distintos. Esta característica permite reducir el tiempo de desarrollo de software.</text:p>
      <text:p text:style-name="P4"/>
      <text:p text:style-name="P4">Al emplear los conceptos de la Programación Orientada a Objetos (POO), Java incorpora las tres</text:p>
      <text:p text:style-name="P4">características propias de este paradigma: encapsulación (En programación modular y más</text:p>
      <text:p text:style-name="P4">específicamente en programación orientada a objetos, se denomina así al ocultamiento de los datos y</text:p>
      <text:p text:style-name="P4">elementos internos de un objeto. Sólo se puede modificar un objeto a través de las operaciones</text:p>
      <text:p text:style-name="P4">definidas para éste.), herencia(Mecanismo que permite derivar una clase de otra, de manera que</text:p>
      <text:p text:style-name="P4">extienda su funcionalidad) y polimorfismo.(Capacidad para que varias clases derivadas de una</text:p>
      <text:p text:style-name="P4">antecesora utilicen un mismo método de forma diferente. Podemos crear dos clases distintas: Pez y</text:p>
      <text:p text:style-name="P4">Ave que heredan de la superclase Animal. La clase Animal tiene el método abstracto mover que se</text:p>
      <text:p text:style-name="P4">implementa de forma distinta en cada una de las subclases (peces y aves se mueven de forma</text:p>
      <text:p text:style-name="P4">distinta).) Los patrones o tipos de objetos se denominan clases(Es una construcción que se utiliza</text:p>
      <text:p text:style-name="P4">como un modelo (o plantilla) para crear objetos de ese tipo. El modelo describe el estado y el</text:p>
      <text:p text:style-name="P4">comportamiento que todos los objetos de la clase comparten) y los objetos que utilizan estos</text:p>
      <text:p text:style-name="P4">patrones o pertenecen a dichos tipos, se identifican con el nombre de instancias.</text:p>
      <text:p text:style-name="P4"/>
      <text:p text:style-name="P6">1.4-Independencia de la plataforma y trabajo en red</text:p>
      <text:p text:style-name="P6"/>
      <text:p text:style-name="P7">Independencia: Los programas escritos en Java pueden ser ejecutados en cualquier tipo de</text:p>
      <text:p text:style-name="P7">hardware. El código fuente es compilado, generándose el código conocido como Java</text:p>
      <text:p text:style-name="P7">Bytecode</text:p>
      <text:p text:style-name="P7"><text:soft-page-break/>Trabajo en red: Esta capacidad del lenguaje ofrece múltiples posibilidades para la</text:p>
      <text:p text:style-name="P7">comunicación vía TCP/IP. Para poder hacerlo existen librerías que permiten el acceso y la</text:p>
      <text:p text:style-name="P7">interacción con protocolos como http, ftp, etc., facilitando al programador las tareas del</text:p>
      <text:p text:style-name="P7">tratamiento de la información a través de redes.</text:p>
      <text:p text:style-name="P7"/>
      <text:p text:style-name="P14">1.5-Java y los Bytecodes</text:p>
      <text:p text:style-name="P14"/>
      <text:p text:style-name="P12">Un programa escrito en Java no es directamente ejecutable, es necesario que el código fuente sea</text:p>
      <text:p text:style-name="P12">interpretado por la Máquina Virtual Java. ¿Cuáles son los pasos que se siguen desde que se genera el</text:p>
      <text:p text:style-name="P12">código fuente hasta que se ejecuta? A continuación, se detallan cada uno de ellos.</text:p>
      <text:p text:style-name="P12">Una vez escrito el código fuente (archivos con extensión .Java), éste es precompilado generándose los códigos de bytes, Bytecodes o Java Bytecodes que serán interpretados directamente por la Máquina Virtual Java y traducidos a código nativo de la plataforma sobre la que se esté ejecutando el programa</text:p>
      <text:p text:style-name="P12"/>
      <text:p text:style-name="P14">2.-Programas en Java</text:p>
      <text:p text:style-name="P14"><text:span text:style-name="T4"/></text:p>
      <text:p text:style-name="P14"><text:span text:style-name="T4"/></text:p>
      <text:p text:style-name="P7">Public class Clase_Principal: Todos los programas han de incluir una clase como esta. Es</text:p>
      <text:p text:style-name="P7">una clase general en la que se incluyen todos los demás elementos del programa. Entre otras cosas,</text:p>
      <text:p text:style-name="P7">contiene el método o función main() que representa al programa principal, desde el que se llevará a</text:p>
      <text:p text:style-name="P7">cabo la ejecución del programa. Esta clase puede contener a su vez otras clases del usuario, pero sólo una puede ser public. El nombre del fichero .Java que contiene el código fuente de nuestro</text:p>
      <text:p text:style-name="P7">programa, coincidirá con el nombre de la clase que estamos describiendo en estas líneas.</text:p>
      <text:p text:style-name="P7"/>
      <text:p text:style-name="P6">2.2- El entorno básico de desarrollo Java.</text:p>
      <text:p text:style-name="P6"/>
      <text:p text:style-name="P7">existen diferentes entornos para la creación de programas en Java que incluyen</text:p>
      <text:p text:style-name="P7">multitud de herramientas, pero por ahora nos centraremos en el entorno más básico, extendido y</text:p>
      <text:p text:style-name="P7">gratuito, el Java Development Kit (JDK). Según se indica en la propia página web de Oracle, JDK es un entorno de desarrollo para construir aplicaciones, applets y componentes utilizando el lenguaje de programación Java. Incluye herramientas útiles para el desarrollo y prueba de programas escritos en Java y ejecutados en la Plataforma Java.</text:p>
      <text:p text:style-name="P7"/>
      <text:p text:style-name="P14">2.3-La API de Java</text:p>
      <text:p text:style-name="P14"/>
      <text:p text:style-name="P12">Junto con el kit de desarrollo que hemos descargado e instalado anteriormente, vienen incluidas</text:p>
      <text:p text:style-name="P12">gratuitamente todas las bibliotecas de la API (Aplication Programming Interface – Interfaz de</text:p>
      <text:p text:style-name="P12">programación de aplicaciones) de Java, es lo que se conoce como Bibliotecas de Clases Java. Este</text:p>
      <text:p text:style-name="P12">conjunto de bibliotecas proporciona al programador paquetes de clases útiles para la realización de</text:p>
      <text:p text:style-name="P12">múltiples tareas dentro de un programa. Está organizada en paquetes lógicos, donde cada paquete</text:p>
      <text:p text:style-name="P12">contiene un conjunto de clases relacionadas semánticamente (Referencia a los aspectos del</text:p>
      <text:p text:style-name="P12">significado, sentido o interpretación del significado de un determinado elemento, símbolo, palabra,</text:p>
      <text:p text:style-name="P12">expresión o representación formal. En principio cualquier medio de expresión (lenguaje formal o</text:p>
      <text:p text:style-name="P12">natural) admite una correspondencia entre expresiones de símbolos o palabras, y situaciones o</text:p>
      <text:p text:style-name="P12">conjuntos de cosas que se encuentran en el mundo físico o abstracto, que puede ser descrito por dicho medio de expresión).</text:p>
      <text:p text:style-name="P12"/>
      <text:p text:style-name="P14">2.4- Codificación, compilación y ejecución de aplicaciones. <text:span text:style-name="T4"><text:s/></text:span></text:p>
      <text:p text:style-name="P14"><text:span text:style-name="T4"/></text:p>
      <text:p text:style-name="P14"><text:span text:style-name="T4">Una vez que la configuración del entorno Java está completada y tenemos el código fuente de</text:span></text:p>
      <text:p text:style-name="P14"><text:soft-page-break/><text:span text:style-name="T4">nuestro programa escrito en un archivo con extensión .Java, la compilación de aplicaciones se</text:span></text:p>
      <text:p text:style-name="P14"><text:span text:style-name="T4">realiza mediante el programa Javac incluido en el software de desarrollo de Java.</text:span></text:p>
      <text:p text:style-name="P14"><text:span text:style-name="T4">Para llevar a cabo la compilación desde la línea de comandos, escribiremos:</text:span></text:p>
      <text:p text:style-name="P14"><text:span text:style-name="T4">javacarchivo.java Donde javac es el compilador de Java y archivo.java es nuestro código fuente. El resultado de la compilación será un archivo con el mismo nombre que el archivo Java pero con la</text:span></text:p>
      <text:p text:style-name="P14"><text:span text:style-name="T4">extensión class. Esto ya es el archivo con el código en forma de bytecode. Es decir con el código</text:span></text:p>
      <text:p text:style-name="P14"><text:span text:style-name="T4">precompilado. Si en el código fuente de nuestro programa figuraran más de una clase, veremos como al realizar la compilación se generarán tantos archivos con extensión .class como clases</text:span></text:p>
      <text:p text:style-name="P14"><text:span text:style-name="T4">tengamos. Además, si estas clases tenían método main podremos ejecutar dichos archivos por separado para ver el funcionamiento de dichas clases. Para que el programa pueda ser ejecutado, siempre y cuando esté incluido en su interior el métodomain, podremos utilizar el intérprete incluido en el kit de desarrollo. La ejecución de nuestro programa desde la línea de comandos podremos hacerla escribiendo: javaarchivo.class Donde java es el intérprete y archivo.class es el archivo con el código precompilado.</text:span></text:p>
      <text:p text:style-name="P14"><text:span text:style-name="T4"/></text:p>
      <text:p text:style-name="P14">2.5- Tipos de aplicaciones en Java<text:span text:style-name="T4">.</text:span></text:p>
      <text:p text:style-name="P14"><text:span text:style-name="T4">La versatilidad del lenguaje de programación Java permite al programador crear distintos tipos de</text:span></text:p>
      <text:p text:style-name="P14"><text:span text:style-name="T4">aplicaciones. A continuación, describiremos las características más relevantes de cada uno de ellos:</text:span></text:p>
      <text:p text:style-name="P14"><text:span text:style-name="T4">✓ Aplicaciones de consola:</text:span></text:p>
      <text:p text:style-name="P14"><text:span text:style-name="T4">→ Son programas independientes al igual que los creados con los lenguajes tradicionales.</text:span></text:p>
      <text:p text:style-name="P14"><text:span text:style-name="T4">→ Se componen como mínimo de un archivo .class que debe contar necesariamente con</text:span></text:p>
      <text:p text:style-name="P14"><text:span text:style-name="T4">el método main.</text:span></text:p>
      <text:p text:style-name="P14"><text:span text:style-name="T4">→ No necesitan un navegador web y se ejecutan cuando invocamos el comando Java para</text:span></text:p>
      <text:p text:style-name="P14"><text:span text:style-name="T4">iniciar la Máquina Virtual de Java (JVM). De no encontrarse el método main la aplicación</text:span></text:p>
      <text:p text:style-name="P14"><text:span text:style-name="T4">no podrá ejecutarse.</text:span></text:p>
      <text:p text:style-name="P14"><text:span text:style-name="T4">→ Las aplicaciones de consola leen y escriben hacia y desde la entrada y salida estándar, sin</text:span></text:p>
      <text:p text:style-name="P14"><text:span text:style-name="T4">ninguna interfaz gráfica de usuario.</text:span></text:p>
      <text:p text:style-name="P14"><text:span text:style-name="T4">✓ Aplicaciones gráficas:</text:span></text:p>
      <text:p text:style-name="P14"><text:span text:style-name="T4">→ Aquellas que utilizan las clases con capacidades gráficas, como Swing que es la biblioteca</text:span></text:p>
      <text:p text:style-name="P14"><text:span text:style-name="T4">para la interfaz gráfica de usuario avanzada de la plataforma Java SE.</text:span></text:p>
      <text:p text:style-name="P14"><text:span text:style-name="T4">→ Incluyen las instrucciones import, que indican al compilador de Java que las clases del</text:span></text:p>
      <text:p text:style-name="P14"><text:span text:style-name="T4">paquete javax.swing se incluyan en la compilación.</text:span></text:p>
      <text:p text:style-name="P14"><text:span text:style-name="T4">✓ Applets:</text:span></text:p>
      <text:p text:style-name="P14"><text:span text:style-name="T4">→ Son programas incrustados en otras aplicaciones, normalmente una página web que se</text:span></text:p>
      <text:p text:style-name="P14"><text:span text:style-name="T4">muestra en un navegador. Cuando el navegador carga una web que contiene un applet,</text:span></text:p>
      <text:p text:style-name="P14"><text:span text:style-name="T4">éste se descarga en el navegador web y comienza a ejecutarse. Esto nos permite crear</text:span></text:p>
      <text:p text:style-name="P14"><text:span text:style-name="T4">programas que cualquier usuario puede ejecutar con tan solo cargar la página web en su</text:span></text:p>
      <text:p text:style-name="P14"><text:span text:style-name="T4">navegador.</text:span></text:p>
      <text:p text:style-name="P14"><text:span text:style-name="T4">→ Se pueden descargar de Internet y se observan en un navegador. Los applets se</text:span></text:p>
      <text:p text:style-name="P14"><text:span text:style-name="T4">descargan junto con una página HTML desde un servidor web y se ejecutan en la</text:span></text:p>
      <text:p text:style-name="P14"><text:span text:style-name="T4">máquina cliente.</text:span></text:p>
      <text:p text:style-name="P14"><text:span text:style-name="T4">→ No tienen acceso a partes sensibles (por ejemplo: no pueden escribir archivos), a menos</text:span></text:p>
      <text:p text:style-name="P14"><text:span text:style-name="T4">que uno mismo le dé los permisos necesarios en el sistema.</text:span></text:p>
      <text:p text:style-name="P14"><text:span text:style-name="T4">→ No tienen un método principal.</text:span></text:p>
      <text:p text:style-name="P14"><text:span text:style-name="T4">→ Son multiplataforma y pueden ejecutarse en cualquier navegador que soporte Java.</text:span></text:p>
      <text:p text:style-name="P14"><text:span text:style-name="T4">✓ Servlets:</text:span></text:p>
      <text:p text:style-name="P14"><text:span text:style-name="T4">→ Son componentes de la parte del servidor de Java EE, encargados de generar respuestas</text:span></text:p>
      <text:p text:style-name="P14"><text:span text:style-name="T4">a las peticiones recibidas de los clientes.</text:span></text:p>
      <text:p text:style-name="P14"><text:span text:style-name="T4">→ Los servlets, al contrario de los applets, son programas que están pensados para trabajar</text:span></text:p>
      <text:p text:style-name="P14"><text:span text:style-name="T4">en el lado del servidor y desarrollar aplicaciones Web que interactúen con los clientes.</text:span></text:p>
      <text:p text:style-name="P14"><text:span text:style-name="T4">✓ Midlets:</text:span></text:p>
      <text:p text:style-name="P14"><text:span text:style-name="T4">→ Son aplicaciones creadas en Java para su ejecución en sistemas de propósito simple o</text:span></text:p>
      <text:p text:style-name="P14"><text:soft-page-break/><text:span text:style-name="T4">dispositivos móviles. Los juegos Java creados para teléfonos móviles son midlets.</text:span></text:p>
      <text:p text:style-name="P14"><text:span text:style-name="T4">→ Son programas creados para dispositivos embebidos (se dedican a una sola actividad),</text:span></text:p>
      <text:p text:style-name="P14"><text:span text:style-name="T4">más específicamente para la máquina virtual Java MicroEdition (Java ME).</text:span></text:p>
      <text:p text:style-name="P14"><text:span text:style-name="T4">→ Generalmente son juegos y aplicaciones que se ejecutan en teléfonos móviles.</text:span></text:p>
      <text:p text:style-name="P14"><text:span text:style-name="T4"/></text:p>
      <text:p text:style-name="P14">3.- Entornos Integrados de Desarrollo (IDE).</text:p>
      <text:p text:style-name="P14"><text:span text:style-name="T4">En los comienzos de Java la utilización de la línea de comandos era algo habitual. El programador</text:span></text:p>
      <text:p text:style-name="P14"><text:span text:style-name="T4">escribía el código fuente empleando un editor de texto básico, seguidamente, pasaba a utilizar un</text:span></text:p>
      <text:p text:style-name="P14"><text:span text:style-name="T4">compilador y con él obtenía el código compilado. En un paso posterior, necesitaba emplear una</text:span></text:p>
      <text:p text:style-name="P14"><text:span text:style-name="T4">tercera herramienta para el ensamblado del programa. Por último, podía probar a través de la línea</text:span></text:p>
      <text:p text:style-name="P14"><text:span text:style-name="T4">de comandos el archivo ejecutable. El problema surgía cuando se producía algún error, lo que</text:span></text:p>
      <text:p text:style-name="P14"><text:span text:style-name="T4">provocaba tener que volver a iniciar el proceso completo.</text:span></text:p>
      <text:p text:style-name="P14"><text:span text:style-name="T4"/></text:p>
      <text:p text:style-name="P14"><text:span text:style-name="T4">Para el lenguaje de programación Java existen múltiples alternativas, siendo los principales entornos</text:span></text:p>
      <text:p text:style-name="P14"><text:span text:style-name="T4">de desarrollo NetBeans (que cuenta con el apoyo de la empresa Sun), Eclipse y JCreator. Los dos</text:span></text:p>
      <text:p text:style-name="P14"><text:span text:style-name="T4">primeros son gratuitos, con soporte de idiomas y multiplataforma (Windows, Linux, MacOS).</text:span></text:p>
      <text:p text:style-name="P14"><text:span text:style-name="T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20T17:44:44.560000000</meta:creation-date>
    <dc:date>2022-10-21T19:16:44.902000000</dc:date>
    <meta:editing-duration>PT19M17S</meta:editing-duration>
    <meta:editing-cycles>4</meta:editing-cycles>
    <meta:generator>LibreOffice/6.4.0.3$Windows_X86_64 LibreOffice_project/b0a288ab3d2d4774cb44b62f04d5d28733ac6df8</meta:generator>
    <meta:document-statistic meta:table-count="0" meta:image-count="0" meta:object-count="0" meta:page-count="4" meta:paragraph-count="120" meta:word-count="1705" meta:character-count="10705" meta:non-whitespace-character-count="9117"/>
  </office:meta>
</office:document-meta>
</file>